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6309" draw:fill="solid" draw:fill-color="#ffde89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color="#ffde89" draw:fill-gradient-name="Gradient_20_7" draw:fill-hatch-name="Black_20_0_20_Degrees" draw:textarea-horizontal-align="justify" draw:textarea-vertical-align="middle" draw:auto-grow-height="false" draw:shadow-offset-x="0.305cm" draw:shadow-offset-y="0.305cm"/>
    </style:style>
    <style:style style:name="gr3" style:family="graphic" style:parent-style-name="standard">
      <style:graphic-properties draw:stroke="none" draw:fill="gradient" draw:fill-color="#ff9966" draw:fill-gradient-name="Gradient_20_11" draw:fill-hatch-name="Black_20_0_20_Degrees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stroke="none" draw:fill="solid" draw:fill-color="#ffde89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1b2e1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ff99" draw:textarea-horizontal-align="justify" draw:textarea-vertical-align="middle" draw:auto-grow-height="false" draw:shadow-offset-x="0.305cm" draw:shadow-offset-y="0.305cm"/>
    </style:style>
    <style:style style:name="gr10" style:family="graphic" style:parent-style-name="standard">
      <style:graphic-properties draw:stroke="none" draw:fill="none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co1" style:family="table-column">
      <style:table-column-properties style:column-width="1.714cm" style:use-optimal-column-width="false"/>
    </style:style>
    <style:style style:name="co2" style:family="table-column">
      <style:table-column-properties style:column-width="1.71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fde89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ffffff"/>
    </style:style>
    <style:style style:name="ce2" style:family="table-cell">
      <style:graphic-properties draw:fill="solid" draw:fill-color="#f1b2e1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ffffff"/>
    </style:style>
    <style:style style:name="ce3" style:family="table-cell">
      <style:graphic-properties draw:fill="solid" draw:fill-color="#ffde89" style:repeat="repeat" fo:padding-top="0.1cm" fo:padding-bottom="0.1cm" fo:padding-left="0.1cm" fo:padding-right="0.1cm"/>
      <style:paragraph-properties fo:text-align="center" fo:border-left="none" fo:border-right="none" fo:border-top="0.001cm solid #ffffff" fo:border-bottom="none"/>
    </style:style>
    <style:style style:name="ce4" style:family="table-cell">
      <style:graphic-properties draw:fill="solid" draw:fill-color="#f1b2e1" style:repeat="repeat" fo:padding-top="0.1cm" fo:padding-bottom="0.1cm" fo:padding-left="0.1cm" fo:padding-right="0.1cm"/>
      <style:paragraph-properties fo:text-align="center" fo:border-left="none" fo:border-right="none" fo:border-top="0.001cm solid #ffffff" fo:border-bottom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'Courier 10 Pitch'" style:font-pitch="fixed"/>
    </style:style>
    <style:style style:name="P4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T1" style:family="text">
      <style:text-properties fo:font-family="'Courier 10 Pitch'" style:font-pitch="fixed"/>
    </style:style>
    <style:style style:name="T2" style:family="text">
      <style:text-properties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.905cm" svg:x="6.629cm" svg:y="11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7.145cm" svg:height="4.445cm" svg:x="6.629cm" svg:y="1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45cm" svg:height="2.54cm" draw:transform="rotate (-1.57079632679579) translate (6.629cm 1.549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4.455cm" svg:height="2.54cm" draw:transform="rotate (1.5707963267946) translate (23.774cm 6.004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1" draw:layer="layout" svg:x1="5.359cm" svg:y1="14.249cm" svg:x2="10.344cm" svg:y2="14.249cm">
          <text:p/>
        </draw:line>
        <draw:frame draw:style-name="gr5" draw:layer="layout" svg:width="8.89cm" svg:height="0.962cm" svg:x="5.359cm" svg:y="14.557cm">
          <draw:text-box>
            <text:p>Time (one column per trial)</text:p>
          </draw:text-box>
        </draw:frame>
        <draw:frame draw:style-name="gr6" draw:layer="layout" svg:width="2.54cm" svg:height="2.54cm" svg:x="0.914cm" svg:y="2.184cm">
          <draw:text-box>
            <text:p>Input nodes</text:p>
            <text:p>data</text:p>
          </draw:text-box>
        </draw:frame>
        <draw:custom-shape draw:style-name="gr7" draw:text-style-name="P2" draw:layer="layout" svg:width="10.795cm" svg:height="4.445cm" svg:x="9.804cm" svg:y="6.629cm">
          <text:p text:style-name="P2"><text:s text:c="2"/></text:p>
          <text:p text:style-name="P2">Lookup </text:p>
          <text:p text:style-name="P2"><text:s text:c="2"/>table <text:s/>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733cm" svg:height="12.065cm" svg:x="16.927cm" svg:y="1.54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8.024cm" svg:height="0.635cm" svg:x="6.385cm" svg:y="4.734cm">
          <text:p text:style-name="P1"><text:span text:style-name="T1">0 0 1 1 0 1 0 1 0 1 0 0 0 1 0 1 1 0 1 0 0 0 0 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8.146cm" svg:height="0.635cm" svg:x="6.263cm" svg:y="3.464cm">
          <text:p text:style-name="P1"><text:span text:style-name="T1">0 1 0 0 0 1 0 1 1 0 1 0 0 0 1 1 0 0 1 0 1 1 0 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2.54cm" draw:transform="rotate (1.5707963267946) translate (23.774cm 13.61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1.905cm" svg:height="2.54cm" draw:transform="rotate (-1.57079632679579) translate (6.629cm 11.709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3" draw:layer="layout" svg:width="18.049cm" svg:height="0.635cm" svg:x="6.36cm" svg:y="12.344cm">
          <text:p text:style-name="P1"><text:span text:style-name="T1">a c a d c d a b c a c a a d c b d a d c c b c a</text:span></text:p>
          <draw:enhanced-geometry svg:viewBox="0 0 21600 21600" draw:type="rectangle" draw:enhanced-path="M 0 0 L 21600 0 21600 21600 0 21600 0 0 Z N"/>
        </draw:custom-shape>
        <draw:frame draw:style-name="gr6" draw:layer="layout" svg:width="3.175cm" svg:height="2.54cm" svg:x="0.914cm" svg:y="11.709cm">
          <draw:text-box>
            <text:p>Output target</text:p>
          </draw:text-box>
        </draw:frame>
        <draw:line draw:style-name="gr11" draw:text-style-name="P1" draw:layer="layout" svg:x1="4.089cm" svg:y1="1.549cm" svg:x2="4.089cm" svg:y2="5.877cm">
          <text:p/>
        </draw:line>
        <draw:line draw:style-name="gr11" draw:text-style-name="P1" draw:layer="layout" svg:x1="4.089cm" svg:y1="11.729cm" svg:x2="4.089cm" svg:y2="13.614cm">
          <text:p/>
        </draw:line>
        <draw:custom-shape draw:style-name="gr10" draw:text-style-name="P4" draw:layer="layout" svg:width="18.106cm" svg:height="0.635cm" svg:x="6.303cm" svg:y="2.184cm">
          <text:p text:style-name="P1"><text:span text:style-name="T2">0 1 0 1 1 1 0 0 1 0 1 0 0 1 1 0 1 0 1 1 1 0 1 0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6.856cm" svg:height="3.27cm" svg:x="13.028cm" svg:y="7.3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  <text:p text:style-name="P1">0</text:p>
                <text:p text:style-name="P1">x</text:p>
              </table:table-cell>
              <table:table-cell>
                <text:p text:style-name="P1">0</text:p>
                <text:p text:style-name="P1">1</text:p>
                <text:p text:style-name="P1">x</text:p>
              </table:table-cell>
              <table:table-cell table:style-name="ce2">
                <text:p text:style-name="P1">1</text:p>
                <text:p text:style-name="P1">x</text:p>
                <text:p text:style-name="P1">0</text:p>
              </table:table-cell>
              <table:table-cell>
                <text:p text:style-name="P1">1</text:p>
                <text:p text:style-name="P1">x</text:p>
                <text:p text:style-name="P1">1</text:p>
              </table:table-cell>
            </table:table-row>
            <table:table-row table:style-name="ro1" table:default-cell-style-name="ce3">
              <table:table-cell>
                <text:p text:style-name="P1">a</text:p>
              </table:table-cell>
              <table:table-cell>
                <text:p text:style-name="P1">b</text:p>
              </table:table-cell>
              <table:table-cell table:style-name="ce4">
                <text:p text:style-name="P1">c</text:p>
              </table:table-cell>
              <table:table-cell>
                <text:p text:style-name="P1">d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ffde89" draw:end-color="#ffffff" draw:start-intensity="100%" draw:end-intensity="100%" draw:angle="900" draw:border="0%"/>
    <draw:gradient draw:name="Gradient_20_7" draw:display-name="Gradient 7" draw:style="linear" draw:start-color="#ffde89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0.279cm" fo:margin-bottom="0.279cm" fo:margin-left="0.279cm" fo:margin-right="0.279cm" fo:page-width="27.9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2-27T18:56:08</meta:creation-date>
    <dc:date>2012-06-14T18:29:20</dc:date>
    <dc:creator>remco </dc:creator>
    <meta:editing-duration>PT2H45M24S</meta:editing-duration>
    <meta:editing-cycles>11</meta:editing-cycles>
    <meta:generator>LibreOffice/3.3$Linux LibreOffice_project/330m19$Build-401</meta:generator>
    <meta:document-statistic meta:object-count="19"/>
  </office:meta>
</office:document-meta>
</file>